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Liberation Serif" fo:font-size="12pt" fo:font-style="normal" officeooo:rsid="0033b790" officeooo:paragraph-rsid="00339481" style:font-size-asian="12pt" style:font-style-asian="normal" style:font-size-complex="12pt" style:font-style-complex="normal"/>
    </style:style>
    <style:style style:name="P2" style:family="paragraph" style:parent-style-name="Standard" style:list-style-name="L1">
      <style:text-properties style:font-name="Liberation Serif" fo:font-size="12pt" fo:font-style="normal" officeooo:rsid="0033b790" officeooo:paragraph-rsid="0033b790" style:font-size-asian="12pt" style:font-style-asian="normal" style:font-size-complex="12pt" style:font-style-complex="normal"/>
    </style:style>
    <style:style style:name="P3" style:family="paragraph" style:parent-style-name="Standard" style:list-style-name="L1">
      <style:text-properties style:font-name="Liberation Serif" fo:font-size="12pt" fo:font-style="normal" officeooo:rsid="00350fea" officeooo:paragraph-rsid="00367a00" style:font-size-asian="12pt" style:font-style-asian="normal" style:font-size-complex="12pt" style:font-style-complex="normal"/>
    </style:style>
    <style:style style:name="P4" style:family="paragraph" style:parent-style-name="Standard" style:list-style-name="L1">
      <style:text-properties style:font-name="Liberation Serif" fo:font-size="12pt" fo:font-style="normal" officeooo:rsid="00367a00" officeooo:paragraph-rsid="00367a00" style:font-size-asian="12pt" style:font-style-asian="normal" style:font-size-complex="12pt" style:font-style-complex="normal"/>
    </style:style>
    <style:style style:name="P5" style:family="paragraph" style:parent-style-name="Standard" style:list-style-name="L1">
      <style:text-properties style:font-name="Liberation Serif" fo:font-size="12pt" fo:font-style="normal" officeooo:rsid="003803b4" officeooo:paragraph-rsid="003803b4" style:font-size-asian="12pt" style:font-style-asian="normal" style:font-size-complex="12pt" style:font-style-complex="normal"/>
    </style:style>
    <style:style style:name="P6" style:family="paragraph" style:parent-style-name="Standard" style:list-style-name="L1">
      <style:text-properties style:font-name="Liberation Serif" fo:font-size="12pt" fo:font-style="normal" officeooo:rsid="0038d380" officeooo:paragraph-rsid="0038d380" style:font-size-asian="12pt" style:font-style-asian="normal" style:font-size-complex="12pt" style:font-style-complex="normal"/>
    </style:style>
    <style:style style:name="P7" style:family="paragraph" style:parent-style-name="Standard">
      <style:text-properties fo:font-style="italic" officeooo:rsid="001ef2c3" officeooo:paragraph-rsid="0033b790" style:font-style-asian="italic" style:font-style-complex="italic"/>
    </style:style>
    <style:style style:name="T1" style:family="text">
      <style:text-properties style:font-name="Liberation Serif" fo:font-size="12pt" style:font-size-asian="12pt" style:font-size-complex="12pt"/>
    </style:style>
    <style:style style:name="T2" style:family="text">
      <style:text-properties style:font-name="Liberation Serif" fo:font-size="12pt" officeooo:rsid="0033b790" style:font-size-asian="12pt" style:font-size-complex="12pt"/>
    </style:style>
    <style:style style:name="T3" style:family="text">
      <style:text-properties officeooo:rsid="00367a00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2">15</text:span><text:span text:style-name="T1"> </text:span><text:span text:style-name="T2">Feb</text:span><text:span text:style-name="T1"> 2016 – </text:span><text:span text:style-name="T2">Monday</text:span></text:p>
      <text:p text:style-name="P7"><text:span text:style-name="T1"/></text:p>
      <text:list xml:id="list7267286418954673294" text:style-name="L1">
        <text:list-item>
          <text:p text:style-name="P1">Flow of Program Control</text:p>
          <text:list>
            <text:list-item>
              <text:p text:style-name="P2">Distinction is no longer made between:</text:p>
              <text:list>
                <text:list-item>
                  <text:p text:style-name="P2">expression: returns a value, but makes no changes to memory</text:p>
                </text:list-item>
                <text:list-item>
                  <text:p text:style-name="P2">statement: makes changes to memory, but does not return a value</text:p>
                </text:list-item>
              </text:list>
            </text:list-item>
            <text:list-item>
              <text:p text:style-name="P3"><text:span text:style-name="T3">Basic p</text:span>rograms</text:p>
              <text:list>
                <text:list-item>
                  <text:p text:style-name="P3"><text:span text:style-name="T3">S</text:span>equential</text:p>
                </text:list-item>
                <text:list-item>
                  <text:p text:style-name="P3"><text:span text:style-name="T3">I</text:span>f/else conditionals</text:p>
                  <text:list>
                    <text:list-item>
                      <text:p text:style-name="P3"><text:span text:style-name="T3">E</text:span>xecute code if conditions are met; may result in the dangling else problem (solved by using brackets)</text:p>
                    </text:list-item>
                    <text:list-item>
                      <text:p text:style-name="P4">Short circuit logic: when you have an <text:span text:style-name="T4">or</text:span> expression that is not valid (i.e., y/0), if the other condition is met, the ridiculous expression is not evaluated\</text:p>
                    </text:list-item>
                  </text:list>
                </text:list-item>
                <text:list-item>
                  <text:p text:style-name="P4">Switch/case statements</text:p>
                  <text:list>
                    <text:list-item>
                      <text:p text:style-name="P4">“Do we really have to nest all of these ifs?!”</text:p>
                    </text:list-item>
                    <text:list-item>
                      <text:p text:style-name="P4">Invented by C.A.R. Hoare, inventor of quicksort and null pointer</text:p>
                    </text:list-item>
                    <text:list-item>
                      <text:p text:style-name="P5">You can only use primitives in switch statements</text:p>
                    </text:list-item>
                    <text:list-item>
                      <text:p text:style-name="P6">Perl has given when statements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 fo:font-size="12pt" style:font-size-asian="10.5pt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0T08:52:34.594084000</meta:creation-date>
    <dc:date>2016-02-15T09:53:04.740592000</dc:date>
    <meta:editing-duration>PT2H22M1S</meta:editing-duration>
    <meta:editing-cycles>15</meta:editing-cycles>
    <meta:generator>LibreOffice/5.0.3.2$MacOSX_X86_64 LibreOffice_project/e5f16313668ac592c1bfb310f4390624e3dbfb75</meta:generator>
    <meta:document-statistic meta:table-count="0" meta:image-count="0" meta:object-count="0" meta:page-count="1" meta:paragraph-count="15" meta:word-count="133" meta:character-count="744" meta:non-whitespace-character-count="639"/>
  </office:meta>
</office:document-meta>
</file>